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UY" style:language-complex="ar" style:country-complex="SA"/>
    </style:style>
    <style:style style:name="P7"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8"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9"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style:style>
    <style:style style:name="P10"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11"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12" style:family="paragraph" style:parent-style-name="Text_20_body">
      <style:paragraph-properties fo:margin-left="0.053cm" fo:margin-right="0cm" fo:line-height="100%" fo:text-align="justify" style:justify-single-word="false" fo:text-indent="0cm" style:auto-text-indent="false">
        <style:tab-stops/>
      </style:paragraph-properties>
      <style:text-properties fo:color="#000000" style:font-name="Arial2" fo:font-size="12pt" fo:language="es" fo:country="UY" fo:font-weight="normal" style:font-name-asian="Arial" style:font-weight-asian="normal" style:language-complex="ar" style:country-complex="SA" style:font-weight-complex="normal"/>
    </style:style>
    <style:style style:name="P13" style:family="paragraph" style:parent-style-name="Footnote">
      <style:text-properties fo:font-size="10pt" fo:language="es" fo:country="UY" style:font-size-asian="10pt" style:font-size-complex="10pt" style:language-complex="ar" style:country-complex="SA"/>
    </style:style>
    <style:style style:name="P14" style:family="paragraph" style:parent-style-name="Footnote">
      <style:text-properties style:font-name="Arial" fo:font-size="9pt" fo:language="es" fo:country="ES" style:font-name-asian="Arial" style:font-size-asian="9pt" style:font-name-complex="Arial"/>
    </style:style>
    <style:style style:name="P15"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16"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7"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9"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20" style:family="paragraph" style:parent-style-name="Standard">
      <style:paragraph-properties fo:margin-left="0cm" fo:margin-right="0cm" fo:line-height="100%" fo:text-align="justify" style:justify-single-word="false" fo:text-indent="0cm" style:auto-text-indent="false"/>
      <style:text-properties style:font-name="Arial" fo:language="es" fo:country="UY" style:font-name-asian="Arial" style:language-complex="ar" style:country-complex="SA"/>
    </style:style>
    <style:style style:name="P21" style:family="paragraph" style:parent-style-name="Standard">
      <style:paragraph-properties fo:text-align="justify" style:justify-single-word="false"/>
      <style:text-properties style:font-name="Arial"/>
    </style:style>
    <style:style style:name="P22" style:family="paragraph" style:parent-style-name="Standard">
      <style:paragraph-properties fo:text-align="justify" style:justify-single-word="false"/>
      <style:text-properties style:font-name="Arial" fo:language="es" fo:country="UY" style:language-complex="ar" style:country-complex="SA"/>
    </style:style>
    <style:style style:name="P23" style:family="paragraph" style:parent-style-name="Standard">
      <style:paragraph-properties fo:text-align="justify" style:justify-single-word="false"/>
      <style:text-properties style:font-name="Arial" fo:language="es" fo:country="UY" fo:font-weight="bold" style:font-weight-asian="bold" style:language-complex="ar" style:country-complex="SA" style:font-weight-complex="bold"/>
    </style:style>
    <style:style style:name="P24" style:family="paragraph" style:parent-style-name="Standard">
      <style:paragraph-properties fo:text-align="justify" style:justify-single-word="false"/>
      <style:text-properties style:font-name="Arial" fo:language="es" fo:country="UY" fo:font-weight="bold" style:font-name-asian="Arial" style:font-weight-asian="bold" style:language-complex="ar" style:country-complex="SA"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margin-left="1.27cm" fo:margin-right="0cm" fo:text-align="justify" style:justify-single-word="false" fo:text-indent="0cm" style:auto-text-indent="false"/>
      <style:text-properties style:font-name="Arial" fo:language="es" fo:country="UY" style:language-complex="ar" style:country-complex="SA"/>
    </style:style>
    <style:style style:name="P27"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28" style:family="paragraph" style:parent-style-name="Standard" style:list-style-name="L2">
      <style:paragraph-properties fo:line-height="100%" fo:text-align="justify" style:justify-single-word="false">
        <style:tab-stops/>
      </style:paragraph-properties>
      <style:text-properties style:font-name="Arial" fo:language="es" fo:country="UY" style:language-complex="ar" style:country-complex="SA"/>
    </style:style>
    <style:style style:name="P29" style:family="paragraph" style:parent-style-name="Standard" style:list-style-name="L2">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30" style:family="paragraph" style:parent-style-name="Standard" style:list-style-name="L2">
      <style:paragraph-properties fo:line-height="100%" fo:text-align="justify" style:justify-single-word="false">
        <style:tab-stops/>
      </style:paragraph-properties>
      <style:text-properties style:font-name="Arial"/>
    </style:style>
    <style:style style:name="P31" style:family="paragraph" style:parent-style-name="Standard" style:list-style-name="L2">
      <style:paragraph-properties fo:line-height="100%" fo:text-align="justify" style:justify-single-word="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32" style:family="paragraph" style:parent-style-name="Standard" style:list-style-name="L3">
      <style:paragraph-properties fo:text-align="justify" style:justify-single-word="false"/>
      <style:text-properties style:font-name="Arial"/>
    </style:style>
    <style:style style:name="P33" style:family="paragraph" style:parent-style-name="Standard" style:list-style-name="L4">
      <style:paragraph-properties fo:text-align="justify" style:justify-single-word="false"/>
      <style:text-properties style:font-name="Arial"/>
    </style:style>
    <style:style style:name="P34" style:family="paragraph" style:parent-style-name="Standard" style:list-style-name="L2">
      <style:paragraph-properties fo:line-height="100%" fo:text-align="justify" style:justify-single-word="false">
        <style:tab-stops/>
      </style:paragraph-properties>
      <style:text-properties fo:color="#000000" style:font-name="Arial"/>
    </style:style>
    <style:style style:name="P35" style:family="paragraph" style:parent-style-name="Standard" style:list-style-name="L2">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6" style:family="paragraph" style:parent-style-name="Standard" style:list-style-name="L4">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7" style:family="paragraph" style:parent-style-name="Standard" style:list-style-name="L2">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8" style:family="paragraph" style:parent-style-name="Standard" style:list-style-name="L2">
      <style:paragraph-properties fo:line-height="100%" fo:text-align="justify" style:justify-single-word="false"/>
      <style:text-properties fo:color="#000000" style:font-name="Arial" fo:language="es" fo:country="UY" style:language-complex="ar" style:country-complex="SA"/>
    </style:style>
    <style:style style:name="P39" style:family="paragraph" style:parent-style-name="Standard" style:list-style-name="L2">
      <style:paragraph-properties fo:line-height="100%" fo:text-align="justify" style:justify-single-word="false">
        <style:tab-stops/>
      </style:paragraph-properties>
      <style:text-properties fo:color="#000000" style:font-name="Arial" fo:language="es" fo:country="UY" style:language-complex="ar" style:country-complex="SA"/>
    </style:style>
    <style:style style:name="P40" style:family="paragraph" style:parent-style-name="Standard" style:list-style-name="L2">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41" style:family="paragraph" style:parent-style-name="Standard" style:list-style-name="L2">
      <style:paragraph-properties fo:line-height="100%" fo:text-align="justify" style:justify-single-word="false">
        <style:tab-stops/>
      </style:paragraph-properties>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WW8Num6">
      <style:paragraph-properties fo:margin-left="1.27cm" fo:margin-right="0cm" fo:text-align="justify" style:justify-single-word="false" fo:text-indent="-0.635cm" style:auto-text-indent="false"/>
      <style:text-properties style:font-name="Arial" fo:language="es" fo:country="UY" style:language-complex="ar" style:country-complex="SA"/>
    </style:style>
    <style:style style:name="P44" style:family="paragraph" style:parent-style-name="Standard" style:list-style-name="L5">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45" style:family="paragraph" style:parent-style-name="Footnote">
      <style:text-properties fo:font-size="10pt" fo:language="es" fo:country="UY" style:font-size-asian="10pt" style:font-size-complex="10pt" style:language-complex="ar" style:country-complex="SA"/>
    </style:style>
    <style:style style:name="T1" style:family="text">
      <style:text-properties style:font-name="Arial" fo:language="es" fo:country="UY" style:language-complex="ar" style:country-complex="SA"/>
    </style:style>
    <style:style style:name="T2" style:family="text">
      <style:text-properties style:font-name="Arial" fo:language="es" fo:country="UY" style:font-name-asian="Arial" style:language-complex="ar" style:country-complex="SA"/>
    </style:style>
    <style:style style:name="T3" style:family="text">
      <style:text-properties style:font-name="Arial" style:font-name-asian="Arial" style:font-name-complex="Arial"/>
    </style:style>
    <style:style style:name="T4" style:family="text">
      <style:text-properties style:font-name="Arial" style:font-name-complex="Arial"/>
    </style:style>
    <style:style style:name="T5" style:family="text">
      <style:text-properties style:font-name="Arial" fo:font-size="9pt" fo:language="es" fo:country="UY" style:font-size-asian="9pt" style:font-name-complex="Arial" style:font-size-complex="9pt" style:language-complex="ar" style:country-complex="SA"/>
    </style:style>
    <style:style style:name="T6" style:family="text">
      <style:text-properties style:font-name="Arial" fo:font-size="9pt" fo:language="es" fo:country="UY" style:font-name-asian="Arial" style:font-size-asian="9pt" style:font-name-complex="Arial" style:font-size-complex="9pt" style:language-complex="ar" style:country-complex="SA"/>
    </style:style>
    <style:style style:name="T7" style:family="text">
      <style:text-properties style:font-name="Arial" fo:font-size="9pt" style:font-size-asian="9pt" style:font-name-complex="Arial" style:font-size-complex="9pt"/>
    </style:style>
    <style:style style:name="T8" style:family="text">
      <style:text-properties style:font-name="Arial" fo:font-size="9pt" style:font-name-asian="Arial" style:font-size-asian="9pt" style:font-name-complex="Arial" style:font-size-complex="9pt"/>
    </style:style>
    <style:style style:name="T9" style:family="text">
      <style:text-properties style:use-window-font-color="true" fo:language="es" fo:country="UY" style:language-complex="ar" style:country-complex="SA"/>
    </style:style>
    <style:style style:name="T10" style:family="text">
      <style:text-properties fo:color="#000000" style:font-name="Arial" fo:language="es" fo:country="UY" fo:font-weight="normal" style:font-name-asian="Arial" style:font-weight-asian="normal" style:language-complex="ar" style:country-complex="SA" style:font-weight-complex="normal"/>
    </style:style>
    <style:style style:name="T11" style:family="text">
      <style:text-properties fo:color="#000000" fo:font-weight="normal" style:font-name-asian="Arial" style:font-weight-asian="normal" style:font-weight-complex="normal"/>
    </style:style>
    <style:style style:name="T12"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3" style:family="text">
      <style:text-properties fo:color="#000000" fo:font-style="normal" fo:font-weight="normal" style:font-name-asian="Arial" style:font-style-asian="normal" style:font-weight-asian="normal" style:font-style-complex="normal" style:font-weight-complex="normal"/>
    </style:style>
    <style:style style:name="T14" style:family="text">
      <style:text-properties fo:color="#000000" fo:language="es" fo:country="UY" style:language-complex="ar" style:country-complex="SA"/>
    </style:style>
    <style:style style:name="T15" style:family="text">
      <style:text-properties style:font-name-asian="Arial"/>
    </style:style>
    <style:style style:name="T16" style:family="text">
      <style:text-properties fo:language="es" fo:country="UY" fo:font-weight="normal" style:font-name-asian="Arial" style:font-weight-asian="normal" style:language-complex="ar" style:country-complex="SA" style:font-weight-complex="normal"/>
    </style:style>
    <style:style style:name="T17" style:family="text">
      <style:text-properties fo:language="es" fo:country="UY" fo:font-weight="normal" style:font-name-asian="Arial" style:font-weight-asian="normal" style:font-weight-complex="normal"/>
    </style:style>
    <style:style style:name="T18" style:family="text">
      <style:text-properties fo:language="es" fo:country="UY" style:language-complex="ar" style:country-complex="SA"/>
    </style:style>
    <style:style style:name="T19" style:family="text">
      <style:text-properties fo:language="es" fo:country="UY" style:font-name-asian="Arial" style:language-complex="ar" style:country-complex="SA"/>
    </style:style>
    <style:style style:name="T20" style:family="text">
      <style:text-properties fo:font-weight="normal" style:font-name-asian="Arial" style:font-weight-asian="normal" style:font-weight-complex="normal"/>
    </style:style>
    <style:style style:name="T21" style:family="text">
      <style:text-properties fo:language="es" fo:country="ES" fo:font-weight="normal" style:font-name-asian="Arial" style:font-weight-asian="normal" style:language-complex="ar" style:country-complex="SA" style:font-weight-complex="normal"/>
    </style:style>
    <style:style style:name="T22" style:family="text">
      <style:text-properties style:text-position="super 58%"/>
    </style:style>
    <style:style style:name="T23" style:family="text">
      <style:text-properties style:text-position="super 58%" style:font-name="Arial" fo:language="es" fo:country="UY" style:language-complex="ar" style:country-complex="SA"/>
    </style:style>
    <style:style style:name="T24" style:family="text">
      <style:text-properties fo:font-size="9pt" style:font-size-asian="9pt" style:font-size-complex="9pt"/>
    </style:style>
    <style:style style:name="T25" style:family="text">
      <style:text-properties fo:font-size="9pt" style:font-name-asian="Arial" style:font-size-asian="9pt" style:font-size-complex="9pt"/>
    </style:style>
    <style:style style:name="T26" style:family="text">
      <style:text-properties fo:language="de" fo:country="DE"/>
    </style:style>
    <style:style style:name="T27" style:family="text">
      <style:text-properties fo:font-weight="bold" style:font-weight-asian="bold" style:font-weight-complex="bold"/>
    </style:style>
    <style:style style:name="T28" style:family="text">
      <style:text-properties fo:font-weight="bold" style:font-name-asian="Arial"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style:font-name-asian="Ari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volución de Requerimientos</text:p>
      <text:p text:style-name="P21"/>
      <text:p text:style-name="P8">Desde el inicio el objetivo fundamental del proyecto fue el desarrollo de un producto de software para la facilitación del estudio e investigación del comportamiento de los acuiferos, con énfasis en los tipos de acuiferos existentes en nuestro país.</text:p>
      <text:p text:style-name="P8"/>
      <text:p text:style-name="P8">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8"/>
      <text:p text:style-name="P8">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8"/>
      <text:p text:style-name="P6">[Teniendo en cuenta esta situación, resulta lógico establecer la entrega de prototipos y entrevistas virtuales, como puntos de inflexión en la evolución de los conjuntos de requerimientos. Esto repite lo anterior seria mejor poner]</text:p>
      <text:p text:style-name="P8"/>
      <text:p text:style-name="P8">Lo anteriormente mencionado fue el determinante en la evolución de los requerimientos.</text:p>
      <text:p text:style-name="P8"/>
      <text:p text:style-name="P9"><text:span text:style-name="T18">Como principio nuestra tutora Carla Forni nos presentó un documento impreso</text:span><text:span text:style-name="T18"><text:note text:id="ftn1" text:note-class="footnote"><text:note-citation>1</text:note-citation><text:note-body><text:p text:style-name="Footnote">Propuesta de proyecto.</text:p></text:note-body></text:note></text:span><text:span text:style-name="T18"> bajo el título: “Desarrollo de un programa de interpretación de ensayos de bombeo en un acuifero” el cual nos daba las primeras pautas en cuanto a los objetivos y requerimientos. <text:s text:c="2"/>A continuación la lista de requerimientos inicial:</text:span></text:p>
      <text:p text:style-name="P8"/>
      <text:list xml:id="list40253663" text:style-name="L1">
        <text:list-item>
          <text:p text:style-name="P27">Crear proyecto.</text:p>
        </text:list-item>
        <text:list-item>
          <text:p text:style-name="P27">Ingreso de dimensiones del dominio a representar.</text:p>
        </text:list-item>
        <text:list-item>
          <text:p text:style-name="P27">Selección de método solución, e ingreso de parámetros asociados al método.</text:p>
        </text:list-item>
        <text:list-item>
          <text:p text:style-name="P27">Creación del dominio.</text:p>
        </text:list-item>
        <text:list-item>
          <text:p text:style-name="P27">Ingreso o exportación de caudal bombeado.</text:p>
        </text:list-item>
        <text:list-item>
          <text:p text:style-name="P27">Ingreso o exportación de observaciones.</text:p>
        </text:list-item>
        <text:list-item>
          <text:p text:style-name="P27"><text:bookmark-start text:name="__DdeLink__33271_317611725"/>Ingreso gráfico o mediante datos de puntos en el dominio.</text:p>
        </text:list-item>
        <text:list-item>
          <text:p text:style-name="P27">Asociación de datos a puntos en el dominio.<text:bookmark-end text:name="__DdeLink__33271_317611725"/></text:p>
        </text:list-item>
        <text:list-item>
          <text:p text:style-name="P27">Ingreso gráfico o mediante datos de rectas en el dominio.</text:p>
        </text:list-item>
        <text:list-item>
          <text:p text:style-name="P27">Asociación de datos a una recta en el dominio.</text:p>
        </text:list-item>
        <text:list-item>
          <text:p text:style-name="P27">Selección de algoritmo de optimización.</text:p>
        </text:list-item>
        <text:list-item>
          <text:p text:style-name="P27">Visualización de resultados.</text:p>
        </text:list-item>
        <text:list-item>
          <text:p text:style-name="P27">Generación de animaciónes.</text:p>
        </text:list-item>
        <text:list-item>
          <text:p text:style-name="P27">Generación de gráficos 2D.</text:p>
        </text:list-item>
        <text:list-item>
          <text:p text:style-name="P27">Creación de base de datos para manipulación de datos de campo y simulación.</text:p>
        </text:list-item>
      </text:list>
      <text:p text:style-name="P8"/>
      <text:p text:style-name="P9"><text:span text:style-name="T18">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oft-page-break/><text:span text:style-name="T18">un método de optimización y un algoritmo de optimización para posteriormente ver gráficas y animaciones resultantes del analisis de los datos. </text:span><text:span text:style-name="T9">En principio los datos de campo y de simulación generados debían de ser almacenados en un medio persistente.</text:span></text:p>
      <text:p text:style-name="P11"/>
      <text:p text:style-name="P9"><text:span text:style-name="T14">El día Jueves 22 d</text:span><text:span text:style-name="T18">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8"/>
      <text:p text:style-name="P8">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8"/>
      <text:p text:style-name="P8">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8"/>
      <text:p text:style-name="P8">A partir de esta reunión la identificación de requerimientos fue tomando una forma más específica, reconociéndose los siguientes, y sus funcionalidades.</text:p>
      <text:list xml:id="list40242421" text:style-name="L2">
        <text:list-header>
          <text:p text:style-name="P28"/>
        </text:list-header>
        <text:list-item>
          <text:p text:style-name="P34"><text:span text:style-name="T18">Creación de un nuevo proyecto</text:span><text:span text:style-name="T16">, consistiendo en ingresar el alto y ancho del dominio sobre el cual se va a trabajar. </text:span><text:span text:style-name="T21">Además se deben ingresan los parámetros principales que tendrá el dominio como por ejemplo, los valores para S y T.</text:span></text:p>
          <text:p text:style-name="P35"/>
        </text:list-item>
        <text:list-item>
          <text:p text:style-name="P40"><text:span text:style-name="T16">Seleccionar</text:span><text:span text:style-name="T17"> </text:span><text:span text:style-name="T16">el</text:span><text:span text:style-name="T17"> </text:span><text:span text:style-name="T16">Método</text:span><text:span text:style-name="T17"> </text:span><text:span text:style-name="T16">de</text:span><text:span text:style-name="T17"> </text:span><text:span text:style-name="T16">solución.</text:span></text:p>
          <text:p text:style-name="P35"/>
        </text:list-item>
        <text:list-item>
          <text:p text:style-name="P35">Definir dominio. Se genera un plano en dos dimensiones donde se irán ingresando y modificando los pozos y barreras. Esto podría ser hecho mediante coordenadas y con la interacción gráfica. Los elementos geométricos que se deben utilizar son planos, rectas y puntos. </text:p>
          <text:p text:style-name="P35"/>
        </text:list-item>
        <text:list-item>
          <text:p text:style-name="P37">Definir<text:span text:style-name="T15"> </text:span>los<text:span text:style-name="T15"> </text:span>pozos<text:span text:style-name="T15"> </text:span>de<text:span text:style-name="T15"> </text:span>bombeo.<text:span text:style-name="T15"> </text:span>Cada<text:span text:style-name="T15"> </text:span>pozo<text:span text:style-name="T15"> </text:span>tendría<text:span text:style-name="T15"> </text:span>asociada<text:span text:style-name="T15"> </text:span>una<text:span text:style-name="T15"> </text:span>colección<text:span text:style-name="T15"> </text:span>de<text:span text:style-name="T15"> </text:span>quíntuplas<text:span text:style-name="T15"> </text:span>de<text:span text:style-name="T15"> </text:span>datos<text:span text:style-name="T15"> </text:span>de<text:span text:style-name="T15"> </text:span>la<text:span text:style-name="T15"> </text:span>forma<text:span text:style-name="T15"> </text:span>(x,y,Q,ti,tf)<text:span text:style-name="T15"> </text:span>donde<text:span text:style-name="T15"> </text:span>x,y<text:span text:style-name="T15"> </text:span>indica<text:span text:style-name="T15"> </text:span>la<text:span text:style-name="T15"> </text:span>posición,<text:span text:style-name="T15"> </text:span>Q<text:span text:style-name="T15"> </text:span>es<text:span text:style-name="T15"> </text:span>el<text:span text:style-name="T15"> </text:span>caudal<text:span text:style-name="T15"> </text:span>y<text:span text:style-name="T15"> </text:span>ti,tf<text:span text:style-name="T15"> </text:span>son<text:span text:style-name="T15"> </text:span>los<text:span text:style-name="T15"> </text:span>tiempos<text:span text:style-name="T15"> </text:span>inicial<text:span text:style-name="T15"> </text:span>y<text:span text:style-name="T15"> </text:span>final.</text:p>
          <text:p text:style-name="P38"/>
        </text:list-item>
        <text:list-item>
          <text:p text:style-name="P37">Definir<text:span text:style-name="T15"> </text:span>los<text:span text:style-name="T15"> </text:span>pozos<text:span text:style-name="T15"> </text:span>de<text:span text:style-name="T15"> </text:span>observación.</text:p>
          <text:p text:style-name="P38"/>
        </text:list-item>
        <text:list-item>
          <text:p text:style-name="P37"><text:span text:style-name="T16">Definir</text:span><text:span text:style-name="T20"> </text:span><text:span text:style-name="T16">las</text:span><text:span text:style-name="T20"> </text:span><text:span text:style-name="T16">barreras</text:span><text:span text:style-name="T20"> </text:span><text:span text:style-name="T16">del</text:span><text:span text:style-name="T20"> </text:span><text:span text:style-name="T16">dominio.</text:span></text:p>
          <text:p text:style-name="P35"/>
        </text:list-item>
        <text:list-item>
          <text:p text:style-name="P35">Ingresar o importar caudales de bombeo, consiste en el ingreso manual, o mediante ficheros con cierta estructura, de datos asociados al caudal bombeado en determinado pozo.</text:p>
          <text:p text:style-name="P35"/>
        </text:list-item>
        <text:list-item>
          <text:p text:style-name="P34"><text:span text:style-name="T16">Ingresar o importar observaciones de ensayo, consiste en el ingreso manual, o </text:span><text:soft-page-break/><text:span text:style-name="T16">mediante ficheros con cierta estructura, de datos asociados las observaciones hechas determinado pozo.</text:span></text:p>
          <text:p text:style-name="P39"/>
        </text:list-item>
        <text:list-item>
          <text:p text:style-name="P41"><text:span text:style-name="T10">Asociar datos a pozos de observación, consiste en la tarea de asociar datos de observación a dichos pozos. Los valores podrán ser ingresados por parte del usuario, o ser suministrados a través de un fichero de extensión txt o de una hoja de cálculo de Open Office </text:span><text:span text:style-name="T12">[</text:span><text:span text:style-name="Footnote_20_Symbol"><text:span text:style-name="T10"><text:note text:id="ftn2" text:note-class="footnote"><text:note-citation>2</text:note-citation><text:note-body><text:p text:style-name="P14"><text:s text:c="2"/>Véase la definición de Open Office en el capítulo "Glosario" o para mayor información consulte la referencia 44 del capítulo “Referencias” en el documento “Glosario, apéndice y bibliografía”</text:p></text:note-body></text:note></text:span></text:span><text:span text:style-name="T12">]</text:span><text:span text:style-name="T10"> donde los datos vienen divididos en columnas.</text:span></text:p>
          <text:p text:style-name="P35"/>
        </text:list-item>
        <text:list-item>
          <text:p text:style-name="P35">Asociar datos a pozos de bombeo, consiste en la tarea de asociarles datos de bombeo a dichos pozos. </text:p>
          <text:p text:style-name="P29"/>
        </text:list-item>
        <text:list-item>
          <text:p text:style-name="P41"><text:span text:style-name="T10">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12">[</text:span><text:span text:style-name="T12"><text:note text:id="ftn3" text:note-class="footnote"><text:note-citation>3</text:note-citation><text:note-body><text:p text:style-name="Footnote"><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 text:style-name="Footnote_20_Symbol"><text:span text:style-name="T10">]</text:span></text:span><text:span text:style-name="T10"> para escenarios genéricos utilizando las diversas soluciones existentes. Los resultados a visualizar serán superficies equipotenciales en el plano similar a las curvas de nivel </text:span><text:span text:style-name="T12">[</text:span><text:span text:style-name="Footnote_20_Symbol"><text:span text:style-name="T10"><text:note text:id="ftn4" text:note-class="footnote"><text:note-citation>4</text:note-citation><text:note-body><text:p text:style-name="Footnote"><text:span text:style-name="T3"><text:s/></text:span><text:span text:style-name="T4">Ver</text:span><text:span text:style-name="T3"> </text:span><text:span text:style-name="T4">la</text:span><text:span text:style-name="T3"> </text:span><text:span text:style-name="T4">sección</text:span><text:span text:style-name="T3"> “</text:span><text:span text:style-name="T4">Curvas</text:span><text:span text:style-name="T3"> </text:span><text:span text:style-name="T4">de</text:span><text:span text:style-name="T3"> </text:span><text:span text:style-name="T4">Nivel”</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Footnote_20_Symbol"><text:span text:style-name="T10">]</text:span></text:span><text:span text:style-name="T10">. Se deberán graficar curvas de nivel que representen los niveles de descenso (h) producidos en todo el dominio. </text:span></text:p>
          <text:p text:style-name="P29"/>
        </text:list-item>
        <text:list-item>
          <text:p text:style-name="P30"><text:span text:style-name="T16">Visualizar gráfica de optimización, se generará una gráfica a partir </text:span><text:span text:style-name="T21">de las función objetivo de optimización en función de parámetros del problema y de las observaciones.</text:span></text:p>
          <text:p text:style-name="P31"/>
        </text:list-item>
      </text:list>
      <text:p text:style-name="P2">El 26 del Setiembre, se le solicitó al cliente que nos indicara cuales serían los datos de entrada que manejaría la aplicación. </text:p>
      <text:p text:style-name="P7"/>
      <text:p text:style-name="P1">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
      <text:p text:style-name="P2">En un nueva entrevista con nuestro cliente el día 4 de Noviembre, en una etapa temprana del análisis, recejemos la siguiente información.</text:p>
      <text:p text:style-name="P1"/>
      <text:p text:style-name="P16">En el analisis de ensayos de bombeo <text:span text:style-name="T22">[</text:span><text:span text:style-name="T22"><text:note text:id="ftn5" text:note-class="footnote"><text:note-citation>5</text:note-citation><text:note-body><text:p text:style-name="Footnote"><text:s/><text:span text:style-name="T24">Véase la sección Análisis de ensayos de bombeo del </text:span><text:span text:style-name="T5">capítulo</text:span><text:span text:style-name="T6"> “C</text:span><text:span text:style-name="T5">onceptos</text:span><text:span text:style-name="T6"> </text:span><text:span text:style-name="T5">generales</text:span><text:span text:style-name="T6"> </text:span><text:span text:style-name="T5">sobre</text:span><text:span text:style-name="T6"> </text:span><text:span text:style-name="T5">acuíferos”</text:span><text:span text:style-name="T6"> </text:span><text:span text:style-name="T5">del</text:span><text:span text:style-name="T6"> </text:span><text:span text:style-name="T5">documento</text:span><text:span text:style-name="T6"> “</text:span><text:span text:style-name="T5">Estado</text:span><text:span text:style-name="T6"> </text:span><text:span text:style-name="T5">del</text:span><text:span text:style-name="T6"> </text:span><text:span text:style-name="T5">Arte”.</text:span></text:p></text:note-body></text:note></text:span><text:span text:style-name="T22">]</text:span>, existen diversos métodos de solución analíticos o numéricos que permiten predecir la variación del nivel piezométrico <text:span text:style-name="T26">e</text:span>n función del caudal extraído y los parámetros del acuífero. </text:p>
      <text:p text:style-name="P16"/>
      <text:p text:style-name="P15"><text:span text:style-name="T10">Se consideró como primer metodo de solucion al Theis </text:span><text:span text:style-name="T12">[</text:span><text:span text:style-name="Footnote_20_Symbol"><text:span text:style-name="T10"><text:note text:id="ftn6" text:note-class="footnote"><text:note-citation>6</text:note-citation><text:note-body><text:p text:style-name="P13"><text:span text:style-name="T3"><text:s/></text:span><text:span text:style-name="T7">Ver</text:span><text:span text:style-name="T8"> </text:span><text:span text:style-name="T7">la</text:span><text:span text:style-name="T8"> </text:span><text:span text:style-name="T7">sección</text:span><text:span text:style-name="T8"> </text:span><text:span text:style-name="T7">Método</text:span><text:span text:style-name="T8"> </text:span><text:span text:style-name="T7">Theis,</text:span><text:span text:style-name="T8"> </text:span><text:span text:style-name="T7">del</text:span><text:span text:style-name="T8"> </text:span><text:span text:style-name="T7">capítulo</text:span><text:span text:style-name="T8"> “C</text:span><text:span text:style-name="T7">onceptos</text:span><text:span text:style-name="T8"> </text:span><text:span text:style-name="T7">generales</text:span><text:span text:style-name="T8"> </text:span><text:span text:style-name="T7">sobre</text:span><text:span text:style-name="T8"> </text:span><text:span text:style-name="T7">acuíferos”</text:span><text:span text:style-name="T8"> </text:span><text:span text:style-name="T7">del</text:span><text:span text:style-name="T8"> </text:span><text:span text:style-name="T7">documento</text:span><text:span text:style-name="T8"> “</text:span><text:span text:style-name="T7">Estado</text:span><text:span text:style-name="T8"> </text:span><text:span text:style-name="T7">del</text:span><text:span text:style-name="T8"> </text:span><text:span text:style-name="T7">Arte”.</text:span></text:p></text:note-body></text:note></text:span></text:span><text:span text:style-name="T12">] </text:span><text:span text:style-name="T1">, del</text:span><text:span text:style-name="T2"> </text:span><text:span text:style-name="T1">cual</text:span><text:span text:style-name="T2"> </text:span><text:span text:style-name="T1">conocemos</text:span><text:span text:style-name="T2"> </text:span><text:span text:style-name="T1">que</text:span><text:span text:style-name="T2"> </text:span><text:span text:style-name="T1">tiene</text:span><text:span text:style-name="T2"> </text:span><text:span text:style-name="T1">cinco parámetros:</text:span><text:span text:style-name="T2"> </text:span><text:span text:style-name="T1">Theis(r,t,Q,T,S). Los</text:span><text:span text:style-name="T2"> </text:span><text:span text:style-name="T1">parámetros</text:span><text:span text:style-name="T2"> </text:span><text:span text:style-name="T1">que</text:span><text:span text:style-name="T2"> </text:span><text:span text:style-name="T1">puede</text:span><text:span text:style-name="T2"> </text:span><text:span text:style-name="T1">recibir</text:span><text:span text:style-name="T2"> </text:span><text:span text:style-name="T1">son:</text:span></text:p>
      <text:p text:style-name="P22"/>
      <text:p text:style-name="P22">r:<text:span text:style-name="T15"> </text:span>distancia<text:span text:style-name="T15"> </text:span>radial<text:span text:style-name="T15"> </text:span>desde<text:span text:style-name="T15"> </text:span>el<text:span text:style-name="T15"> </text:span>pozo<text:span text:style-name="T15"> </text:span>de<text:span text:style-name="T15"> </text:span>observación<text:span text:style-name="T15"> </text:span>y<text:span text:style-name="T15"> </text:span>el<text:span text:style-name="T15"> </text:span>pozo<text:span text:style-name="T15"> </text:span>de<text:span text:style-name="T15"> </text:span>bombeo.</text:p>
      <text:p text:style-name="P22">t:<text:span text:style-name="T15"> </text:span>tiempo<text:span text:style-name="T15"> </text:span>medido<text:span text:style-name="T15"> </text:span>en<text:span text:style-name="T15"> </text:span>días.</text:p>
      <text:p text:style-name="P22"><text:soft-page-break/>Q:<text:span text:style-name="T15"> </text:span>es<text:span text:style-name="T15"> </text:span>el<text:span text:style-name="T15"> </text:span>caudal<text:span text:style-name="T15"> </text:span>del<text:span text:style-name="T15"> </text:span>pozo<text:span text:style-name="T15"> </text:span>el<text:span text:style-name="T15"> </text:span>cual<text:span text:style-name="T15"> </text:span>se<text:span text:style-name="T15"> </text:span>mide<text:span text:style-name="T15"> </text:span>en<text:span text:style-name="T15"> </text:span>m^3/d,<text:span text:style-name="T15"> </text:span>por<text:span text:style-name="T15"> </text:span>ejemplo<text:span text:style-name="T15"> </text:span>500.</text:p>
      <text:p text:style-name="P25"><text:span text:style-name="T1">T:</text:span><text:span text:style-name="T2"> </text:span><text:span text:style-name="T1">transmisividad </text:span><text:span text:style-name="T23">[</text:span><text:span text:style-name="Footnote_20_Symbol"><text:span text:style-name="T2"><text:note text:id="ftn7" text:note-class="footnote"><text:note-citation>7</text:note-citation><text:note-body><text:p text:style-name="P13"><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T23">]</text:span><text:span text:style-name="T2"> </text:span><text:span text:style-name="T1">son</text:span><text:span text:style-name="T2"> </text:span><text:span text:style-name="T1">m^2/d,</text:span><text:span text:style-name="T2"> </text:span><text:span text:style-name="T1">por</text:span><text:span text:style-name="T2"> </text:span><text:span text:style-name="T1">ejemplo</text:span><text:span text:style-name="T2"> </text:span><text:span text:style-name="T1">1000.</text:span></text:p>
      <text:p text:style-name="P8"><text:span text:style-name="T11">S: coeficiente de almacenamiento, por ejemplo 0.0001, determina el descenso en todo el </text:span><text:span text:style-name="T11">dominio.</text:span></text:p>
      <text:p text:style-name="P3"/>
      <text:p text:style-name="P7">[Siguiente virtual evolución, primera entrevista por skype]</text:p>
      <text:p text:style-name="P4">El Lunes 14 de Noviembre, en nuestra primera entrevista por Skype, se introdujeron varios nuevos conceptos.</text:p>
      <text:p text:style-name="P3"/>
      <text:p text:style-name="P17">El método de solución es el problema directo, en el cual se tienen los valores de los parámetros, por ejemplo T y S y a partir de estos se calcula el descenso en todos los puntos del dominio (se obtienen los h).</text:p>
      <text:p text:style-name="P17"/>
      <text:p text:style-name="P19"><text:span text:style-name="T13">Nos enteramos además que el usuario debía poder seleccionar soluciones de entre dos tipos: analíticas y numéricas. Dependiendo de esto, se introducirían determinas condiciones a cumplir en cuanto a parámetros y elementos del dominio para oferecer resultados factibles. </text:span><text:span text:style-name="T29">Las</text:span><text:span text:style-name="T30"> </text:span><text:span text:style-name="T29">características</text:span><text:span text:style-name="T30"> </text:span><text:span text:style-name="T29">de</text:span><text:span text:style-name="T30"> </text:span><text:span text:style-name="T29">las</text:span><text:span text:style-name="T30"> </text:span><text:span text:style-name="T29">diferentes</text:span><text:span text:style-name="T30"> </text:span><text:span text:style-name="T29">soluciones</text:span><text:span text:style-name="T30"> </text:span><text:span text:style-name="T29">analíticas</text:span><text:span text:style-name="T30"> </text:span><text:span text:style-name="T29">y</text:span><text:span text:style-name="T30"> </text:span><text:span text:style-name="T29">numéricas</text:span><text:span text:style-name="T30"> </text:span><text:span text:style-name="T29">son</text:span><text:span text:style-name="T30"> </text:span><text:span text:style-name="T29">las</text:span><text:span text:style-name="T30"> </text:span><text:span text:style-name="T29">siguientes:</text:span></text:p>
      <text:p text:style-name="P22"/>
      <text:p text:style-name="P23">Analíticas</text:p>
      <text:p text:style-name="P23"/>
      <text:list xml:id="list40267078" text:style-name="L3">
        <text:list-item>
          <text:p text:style-name="P42"><text:span text:style-name="T1">No</text:span><text:span text:style-name="T2"> </text:span><text:span text:style-name="T1">todas</text:span><text:span text:style-name="T2"> </text:span><text:span text:style-name="T1">permiten</text:span><text:span text:style-name="T2"> </text:span><text:span text:style-name="T1">o</text:span><text:span text:style-name="T2"> </text:span><text:span text:style-name="T1">soportan</text:span><text:span text:style-name="T2"> </text:span><text:span text:style-name="T1">el</text:span><text:span text:style-name="T2"> </text:span><text:span text:style-name="T1">uso</text:span><text:span text:style-name="T2"> </text:span><text:span text:style-name="T1">de</text:span><text:span text:style-name="T2"> </text:span><text:span text:style-name="T1">barreras </text:span><text:span text:style-name="T23">[</text:span><text:span text:style-name="Footnote_20_Symbol"><text:span text:style-name="T2"><text:note text:id="ftn8" text:note-class="footnote"><text:note-citation>8</text:note-citation><text:note-body><text:p text:style-name="Footnote"><text:s text:c="2"/><text:span text:style-name="T24">Véase</text:span><text:span text:style-name="T25"> </text:span><text:span text:style-name="T24">en</text:span><text:span text:style-name="T25"> </text:span><text:span text:style-name="T24">este</text:span><text:span text:style-name="T25"> </text:span><text:span text:style-name="T24">capítulo</text:span><text:span text:style-name="T25"> </text:span><text:span text:style-name="T24">la</text:span><text:span text:style-name="T25"> </text:span><text:span text:style-name="T24">descripción</text:span><text:span text:style-name="T25"> </text:span><text:span text:style-name="T24">de</text:span><text:span text:style-name="T25"> </text:span><text:span text:style-name="T24">barreras.</text:span></text:p></text:note-body></text:note></text:span></text:span><text:span text:style-name="T23">]</text:span><text:span text:style-name="T1">.</text:span></text:p>
        </text:list-item>
        <text:list-item>
          <text:p text:style-name="P32">Se<text:span text:style-name="T15"> </text:span>les<text:span text:style-name="T15"> </text:span>puede<text:span text:style-name="T15"> </text:span>pedir<text:span text:style-name="T15"> </text:span>el<text:span text:style-name="T15"> </text:span>valor<text:span text:style-name="T15"> </text:span>de<text:span text:style-name="T15"> </text:span>la<text:span text:style-name="T15"> </text:span>variable<text:span text:style-name="T15"> </text:span>para<text:span text:style-name="T15"> </text:span>cualquier<text:span text:style-name="T15"> </text:span>tiempo,<text:span text:style-name="T15"> </text:span>o<text:span text:style-name="T15"> </text:span>sea<text:span text:style-name="T15"> </text:span>que<text:span text:style-name="T15"> </text:span>la<text:span text:style-name="T15"> </text:span>variable<text:span text:style-name="T15"> </text:span>se<text:span text:style-name="T15"> </text:span>obtiene<text:span text:style-name="T15"> </text:span>a<text:span text:style-name="T15"> </text:span>través<text:span text:style-name="T15"> </text:span>de<text:span text:style-name="T15"> </text:span>una<text:span text:style-name="T15"> </text:span>función<text:span text:style-name="T15"> </text:span>(cuya<text:span text:style-name="T15"> </text:span>complejidad<text:span text:style-name="T15"> </text:span>es<text:span text:style-name="T15"> </text:span>relativa).</text:p>
        </text:list-item>
      </text:list>
      <text:list xml:id="list40265526" text:style-name="WW8Num6">
        <text:list-header>
          <text:p text:style-name="P43"/>
        </text:list-header>
      </text:list>
      <text:p text:style-name="P22"><text:span text:style-name="T27">Numéricas</text:span><text:span text:style-name="T28"> </text:span></text:p>
      <text:p text:style-name="P24"/>
      <text:list xml:id="list40259481" text:style-name="L4">
        <text:list-item>
          <text:p text:style-name="P33"><text:span text:style-name="T18">Hay</text:span><text:span text:style-name="T19"> </text:span><text:span text:style-name="T18">que</text:span><text:span text:style-name="T19"> </text:span><text:span text:style-name="T18">definir</text:span><text:span text:style-name="T19"> </text:span><text:span text:style-name="T18">una</text:span><text:span text:style-name="T19"> </text:span><text:span text:style-name="T18">discretización</text:span><text:span text:style-name="T19"> </text:span><text:span text:style-name="T18">espacial,</text:span><text:span text:style-name="T19"> </text:span><text:span text:style-name="T18">es</text:span><text:span text:style-name="T19"> </text:span><text:span text:style-name="T18">decir</text:span><text:span text:style-name="T19"> </text:span><text:span text:style-name="T18">el</text:span><text:span text:style-name="T19"> </text:span><text:span text:style-name="T18">usuario</text:span><text:span text:style-name="T19"> </text:span><text:span text:style-name="T18">decide</text:span><text:span text:style-name="T19"> </text:span><text:span text:style-name="T18">sobre</text:span><text:span text:style-name="T19"> </text:span><text:span text:style-name="T18">cómo</text:span><text:span text:style-name="T19"> </text:span><text:span text:style-name="T18">dividir</text:span><text:span text:style-name="T19"> </text:span><text:span text:style-name="T18">el</text:span><text:span text:style-name="T19"> </text:span><text:span text:style-name="T18">dominio.</text:span></text:p>
        </text:list-item>
        <text:list-item>
          <text:p text:style-name="P33">Hay<text:span text:style-name="T15"> </text:span>que<text:span text:style-name="T15"> </text:span>definir<text:span text:style-name="T15"> </text:span>una<text:span text:style-name="T15"> </text:span>discretización<text:span text:style-name="T15"> </text:span>temporal:<text:span text:style-name="T15"> </text:span>definir<text:span text:style-name="T15"> </text:span>tiempo<text:span text:style-name="T15"> </text:span>inicial<text:span text:style-name="T15"> </text:span>y<text:span text:style-name="T15"> </text:span>final<text:span text:style-name="T15"> </text:span>y<text:span text:style-name="T15"> </text:span>longitud<text:span text:style-name="T15"> </text:span>de<text:span text:style-name="T15"> </text:span>paso<text:span text:style-name="T15"> </text:span>de<text:span text:style-name="T15"> </text:span>tiempo.</text:p>
        </text:list-item>
        <text:list-item>
          <text:p text:style-name="P36">La variable se obtiene de una matriz que se calcula para cada paso de tiempo.</text:p>
        </text:list-item>
      </text:list>
      <text:p text:style-name="P16"/>
      <text:list xml:id="list40244254" text:style-name="L5">
        <text:list-header>
          <text:p text:style-name="P44">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18"/>
      <text:p text:style-name="P18">Otro concepto introducido fue que en el sistema no diferenciáramos los pozos de observación de los de bombeo. A un mismo pozo se le puede asociar el caudal bombeado, así como también observaciones hechas en el mismo.</text:p>
      <text:p text:style-name="P3"/>
      <text:p text:style-name="P3">Identificamos que definir dominio era un requerimiento central del proyecto, ya que por este medio se harán las asociaciones a los pozos, se determinará la existencias de barreras, <text:s/>y su distribución por el dominio. Las gráficas trabajarán en torno a los datos que estén manifiestos en dicho dominio. </text:p>
      <text:p text:style-name="P3"/>
      <text:p text:style-name="P3"/>
      <text:p text:style-name="P3"/>
      <text:p text:style-name="P7"/>
      <text:p text:style-name="P5"/>
      <text:p text:style-name="P7"><text:soft-page-break/>[Siguiente virtual evolución, con la entrega de la primera documentación, que es aquel documento que contenía un estado del arte más complejo]</text:p>
      <text:p text:style-name="P7"/>
      <text:p text:style-name="P3">Gracias a estra reunion, mejora nuestra compresion de la realidad y se elabora una nueva versión del modelo de dominio. Hasta ahora habiamos identificado los diferntes parametros hidrologicos (T y S) como propiedades del terreno que estaban asociadas al dominio. <text:s/>Al explicarsenos que cada metodo de solución considerara distintos parametros, se modifica la clase Solucion, asociandole su propia lista de parametros</text:p>
      <text:p text:style-name="P3"/>
      <text:p text:style-name="P3">También se explicó mas sobre las barreras y las condiciones exernas. Además sobre los diferentes tipos de graficas que el usuario deberia visualizar.</text:p>
      <text:p text:style-name="P3"/>
      <text:p text:style-name="P3">Se nos enviaron los primeros script de matlab, donde estaban implementados el metodo Theis, el algoritmo Calitheis y un modulo de prueba. A partir de esto, obtuvimos la siguiente información.</text:p>
      <text:p text:style-name="P3"/>
      <text:p text:style-name="P22">CaliTheis2 es un<text:span text:style-name="T15"> </text:span>algoritmo<text:span text:style-name="T15"> </text:span>de<text:span text:style-name="T15"> </text:span>optimización específico<text:span text:style-name="T15"> de </text:span>la<text:span text:style-name="T15"> </text:span>solución<text:span text:style-name="T15"> </text:span>analítica<text:span text:style-name="T15"> </text:span>de<text:span text:style-name="T15"> </text:span>Theis,<text:span text:style-name="T15"> </text:span>del<text:span text:style-name="T15"> </text:span>cual<text:span text:style-name="T15"> </text:span>conocemos<text:span text:style-name="T15"> </text:span>que<text:span text:style-name="T15"> </text:span>tiene<text:span text:style-name="T15"> </text:span>8<text:span text:style-name="T15"> </text:span>parámetros:<text:span text:style-name="T15"> </text:span></text:p>
      <text:p text:style-name="P22">CaliTheis2<text:span text:style-name="T15"> </text:span>(Q,obs,r_obs,t_obs,Tmin,Tmax,Smin,Smax)</text:p>
      <text:p text:style-name="P22"/>
      <text:p text:style-name="P22">Los<text:span text:style-name="T15"> </text:span>parámetros<text:span text:style-name="T15"> </text:span>que<text:span text:style-name="T15"> </text:span>puede<text:span text:style-name="T15"> </text:span>recibir<text:span text:style-name="T15"> </text:span>CaliTheis2<text:span text:style-name="T15"> </text:span>son:</text:p>
      <text:p text:style-name="P22"/>
      <text:p text:style-name="P22">Q:<text:span text:style-name="T15"> </text:span>caudal</text:p>
      <text:p text:style-name="P22"/>
      <text:p text:style-name="P22">obs:<text:span text:style-name="T15"> <text:s text:c="3"/></text:span>conjunto<text:span text:style-name="T15"> </text:span>de<text:span text:style-name="T15"> </text:span>datos<text:span text:style-name="T15"> </text:span>correspondiente<text:span text:style-name="T15"> </text:span>a<text:span text:style-name="T15"> </text:span>las<text:span text:style-name="T15"> </text:span>observaciones<text:span text:style-name="T15"> </text:span>obtenidas,<text:span text:style-name="T15"> </text:span>luego<text:span text:style-name="T15"> </text:span>de<text:span text:style-name="T15"> </text:span></text:p>
      <text:p text:style-name="P26">haber<text:span text:style-name="T15"> </text:span>aplicado<text:span text:style-name="T15"> </text:span>a<text:span text:style-name="T15"> </text:span>cada<text:span text:style-name="T15"> </text:span>uno<text:span text:style-name="T15"> </text:span>de<text:span text:style-name="T15"> </text:span>sus<text:span text:style-name="T15"> </text:span>elementos(observaciones)<text:span text:style-name="T15"> <text:s/></text:span>la<text:span text:style-name="T15"> </text:span>solución<text:span text:style-name="T15"> </text:span>analítica<text:span text:style-name="T15"> </text:span>Theis.</text:p>
      <text:p text:style-name="P22"/>
      <text:p text:style-name="P22">r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la<text:span text:style-name="T15"> </text:span>distancia<text:span text:style-name="T15"> </text:span>radial<text:span text:style-name="T15"> </text:span>desde<text:span text:style-name="T15"> <text:s text:c="3"/></text:span></text:p>
      <text:p text:style-name="P22"><text:tab/>un<text:span text:style-name="T15"> </text:span>pozo<text:span text:style-name="T15"> </text:span>de<text:span text:style-name="T15"> </text:span>observación<text:span text:style-name="T15"> </text:span>y<text:span text:style-name="T15"> </text:span>uno<text:span text:style-name="T15"> </text:span>de<text:span text:style-name="T15"> </text:span>bombeo<text:span text:style-name="T15"> </text:span>para<text:span text:style-name="T15"> </text:span>cada<text:span text:style-name="T15"> </text:span>elemento<text:span text:style-name="T15"> </text:span>de<text:span text:style-name="T15"> </text:span>obs.</text:p>
      <text:p text:style-name="P22"/>
      <text:p text:style-name="P22">t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el<text:span text:style-name="T15"> </text:span>tiempo<text:span text:style-name="T15"> </text:span>en<text:span text:style-name="T15"> </text:span>días<text:span text:style-name="T15"> </text:span>para<text:span text:style-name="T15"> </text:span></text:p>
      <text:p text:style-name="P22"><text:tab/>cada<text:span text:style-name="T15"> </text:span>elemento<text:span text:style-name="T15"> </text:span>de<text:span text:style-name="T15"> </text:span>obs.</text:p>
      <text:p text:style-name="P22"/>
      <text:p text:style-name="P22">Tmin:<text:span text:style-name="T15"> </text:span>Transitividad<text:span text:style-name="T15"> </text:span>Mínima<text:span text:style-name="T15"> </text:span></text:p>
      <text:p text:style-name="P22"/>
      <text:p text:style-name="P22">Tmax:<text:span text:style-name="T15"> </text:span>Transitividad<text:span text:style-name="T15"> </text:span>Máxima</text:p>
      <text:p text:style-name="P22"/>
      <text:p text:style-name="P22">Smin:<text:span text:style-name="T15"> </text:span>Coeficiente<text:span text:style-name="T15"> </text:span>Mínimo</text:p>
      <text:p text:style-name="P22"/>
      <text:p text:style-name="P22">Smax:<text:span text:style-name="T15"> </text:span>Coeficiente<text:span text:style-name="T15"> </text:span>Máximo</text:p>
      <text:p text:style-name="P22"/>
      <text:p text:style-name="P22">Los<text:span text:style-name="T15"> </text:span>valores<text:span text:style-name="T15"> </text:span>Tmin,Tmax,Smin,Smax<text:span text:style-name="T15"> </text:span>son<text:span text:style-name="T15"> </text:span>aquellos<text:span text:style-name="T15"> </text:span>que<text:span text:style-name="T15"> </text:span>el<text:span text:style-name="T15"> </text:span>usuario<text:span text:style-name="T15"> </text:span>ingresa<text:span text:style-name="T15"> </text:span>para<text:span text:style-name="T15"> </text:span>probar<text:span text:style-name="T15"> </text:span>combinaciones<text:span text:style-name="T15"> </text:span>entre<text:span text:style-name="T15"> </text:span>ellos<text:span text:style-name="T15"> </text:span>para<text:span text:style-name="T15"> </text:span>encontrar<text:span text:style-name="T15"> </text:span>los<text:span text:style-name="T15"> </text:span>valores<text:span text:style-name="T15"> de </text:span>T<text:span text:style-name="T15"> y </text:span>S<text:span text:style-name="T15"> </text:span>más<text:span text:style-name="T15"> </text:span>óptimos.</text:p>
      <text:p text:style-name="P20"/>
      <text:p text:style-name="P3">Se nos explicó como tenia que aplicarse ser el cálculo de Theis, que al principio se pensaba en un calculo puntual. Hasta ese día no supimos que teniamos que considerar <text:s text:c="2"/>niveles inciales. Pensabamos que esto se tenia que efectuar solamente para los tiempos y niveles asociados con el pozo de bombeo. Luego el calculo para todo el dominio se pensaba extender por interpolacion.</text:p>
      <text:p text:style-name="P3"/>
      <text:p text:style-name="P3">Sin embargo, esto no era correcto. Para graficar la evolucion del dominio, los calculos se <text:soft-page-break/>debían aplicara a una grilla de puntos cuyas dimensiones y naturaleza no fueron especificadas completamente. </text:p>
      <text:p text:style-name="P3"/>
      <text:p text:style-name="P3">Por otra parte, Nuestro tutor habia omitido explicarnos de que existía una ecuacion que regía los niveles iniciales que va a tener el agua en todo el dominio: Ho <text:span text:style-name="T22">[</text:span><text:span text:style-name="T22"><text:note text:id="ftn9" text:note-class="footnote"><text:note-citation>9</text:note-citation><text:note-body><text:p text:style-name="Footnote">Ver el apartado “4.8.2 Implementación<text:span text:style-name="T15"> </text:span>de<text:span text:style-name="T15"> </text:span>cálculos” del capitulo “4. Solucion Informática” del documento “Informe”</text:p></text:note-body></text:note></text:span><text:span text:style-name="T22">]</text:span>. Esto obligó a modificar el caso de uso de Nuevo proyecto, para agregar varias casillas para el ingreso de tres costantes que determinarían los coeficientes de la ecuacion del plano Ho. </text:p>
      <text:p text:style-name="P12"/>
      <text:p text:style-name="P7">[Siguiente virtual evolución, entrega del primer prototipo]</text:p>
      <text:p text:style-name="P7"/>
      <text:p text:style-name="P1">En esta reunión,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1"/>
      <text:p text:style-name="P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la aplicación. </text:p>
      <text:p text:style-name="P1"/>
      <text:p text:style-name="P1">Selección de Discretizaciones. Se introdujo la selección por parte del usuario de discretizaciones espaciales y temporales y la utilización de las mismas para los diferentes cálculos y visualizaciones posteriormente generadas. En este aspecto tuvimos una evolución, ya que antes entendíamos que solamente debíamos hacer un cálculo puntual sobre cada uno de los tiempos y caudales asociadas al pozo de bombeo correspondiente. Recién en este momento logramos visualizar resultados coherentes a partir del procesamiento de la información. </text:p>
      <text:p text:style-name="P1"/>
      <text:p text:style-name="P1">Se corrigió la aplicación de métodos de solución y en particular el cálculo de Theis. Se agregó a este requerimiento, los aspectos referentes a la generación de datos para el gráfico del campo de velocidades. Esto se tomo del script enviado (uso de gradientes) se transcribió a nuestra aplicación Phyton, ya que inicialmente no se había hecho un exhaustivo diseño de este caso de uso por falta de información.</text:p>
      <text:p text:style-name="P7"/>
      <text:p text:style-name="P7">[Siguiente virtual evolución, entrega de documentación con un formato académico]</text:p>
      <text:p text:style-name="P7"/>
      <text:p text:style-name="P1">Se modifica la funcionalidad de importar e ingresar datos de bombeo para considerar la utilización de un “postproceso” y de “pozos virtuales”. No sabíamos ni el como ni el porque los datos de los caudales bombeados debían ser procesados internamente para trabajar con otros valores posteriormente. </text:p>
      <text:p text:style-name="P1"/>
      <text:p text:style-name="P1">Se nos aclaró que esto se debía a algo llamado "principio de superposición de efectos" que se da cuando los problemas son lineales. Este principio permite sumar los efectos de los diferentes fenómenos. Los métodos de solución implementados sirven para un único pozo bombeando un caudal constante. Por lo <text:s/>tanto, cuando un pozo cambia de caudal </text:p>
      <text:p text:style-name="P1">lo que el sistema debe hacer internamente es agregar otro pozo que produce el efecto contrario.</text:p>
      <text:p text:style-name="P21"/>
      <text:p text:style-name="P21"><text:soft-page-break/>Supongamos que tenemos un pozo que en el tiempo 0 comienza bombeando un caudal de 480, hasta deternse en el tiempo 0.18 (cuadal 0). Para simular este hecho, lo que considera nuestra tutor y que se ve reflejado en sus scipts, es agregar un pozo virtual en la misma posición y que comienza a bombear en t=0.18. De esta manera el caudal extraido para este pozo para t&gt;0.18 es Q= 480 + -480 =0. </text:p>
      <text:p text:style-name="P1"/>
      <text:p text:style-name="P1">Se modificó el calculo interna de los métodos de solución ya que al añadir una barrera al dominio, es necesaria la creación de tantos pozos virtuales como pozos de bombeo existan los cuales se ubicaran en determinadas coordenadas dependiendo de los coeficientes de la recta. Este proceso se debe cumplir con el fin de satisfacer el principio de superposición de efectos mencionado.</text:p>
      <text:p text:style-name="P7"/>
      <text:p text:style-name="P7">[Siguiente virtual evolución, entrega del segundo prototipo y segunda charla por skype]</text:p>
      <text:p text:style-name="P10"/>
      <text:p text:style-name="P10">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Este cambio implicó la modificación de nuestra aplicación.</text:p>
      <text:p text:style-name="P10"/>
      <text:p text:style-name="P10">Nos advierte que para la visualización de las gráficas de descensos en todo el dominio nos habíamos quedado con la visión inicial donde estas se veían todas juntas. Nos explica que un usuario de la aplicación preferiría que las diferentes visualizaciones se le muestren por separado, tal cual puede verse en el script enviad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3"/>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2T20:14:52.60</dc:date>
    <meta:editing-duration>PT19H32M37S</meta:editing-duration>
    <meta:editing-cycles>46</meta:editing-cycles>
    <meta:generator>OpenOffice.org/3.3$Win32 OpenOffice.org_project/330m20$Build-9567</meta:generator>
    <dc:creator>Andrés Pías</dc:creator>
    <meta:document-statistic meta:table-count="0" meta:image-count="0" meta:object-count="0" meta:page-count="7" meta:paragraph-count="108" meta:word-count="2940" meta:character-count="18209"/>
  </office:meta>
</office:document-meta>
</file>